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2.422cm"/>
    </style:style>
    <style:style style:name="co4" style:family="table-column">
      <style:table-column-properties fo:break-before="auto" style:column-width="0.4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99"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order-bottom="0.06pt solid #000000" style:text-align-source="fix" style:repeat-content="false" fo:border-left="1.25pt solid #000000" fo:border-right="0.06pt solid #000000" fo:border-top="0.99pt solid #000000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1.25pt solid #000000" fo:border-right="0.06pt solid #000000" fo:border-top="0.06pt solid #000000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center" fo:margin-left="0cm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cm"/>
    </style:style>
    <style:style style:name="gr1" style:family="graphic">
      <style:graphic-properties draw:stroke="solid" svg:stroke-width="0.1cm" draw:marker-start-width="0.35cm" draw:marker-end-width="0.35cm" draw:fill="none" draw:textarea-horizontal-align="center" draw:textarea-vertical-align="middle" fo:padding-top="0.05cm" fo:padding-bottom="0.05cm" fo:padding-left="0.05cm" fo:padding-right="0.05cm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21.261cm" svg:y="0.077cm">
            <draw:object draw:notify-on-update-of-ranges="Sheet1.C3:Sheet1.C3 Sheet1.C4:Sheet1.C7 Sheet1.B2:Sheet1.B2 Sheet1.B4:Sheet1.B7 Sheet1.D2:Sheet1.D3 Sheet1.D4:Sheet1.D7 Sheet1.E2:Sheet1.E3 Sheet1.E4:Sheet1.E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2.867cm" svg:y="10.568cm">
            <draw:object draw:notify-on-update-of-ranges="Sheet1.C25:Sheet1.C25 Sheet1.C27:Sheet1.C30 Sheet1.B25:Sheet1.B25 Sheet1.B27:Sheet1.B30 Sheet1.D26:Sheet1.D26 Sheet1.D27:Sheet1.D30 Sheet1.E25:Sheet1.E25 Sheet1.E27:Sheet1.E3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7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<text:s/>PC LOCAL con 8 threads</text:p>
          </table:table-cell>
          <table:covered-table-cell table:style-name="ce3"/>
          <table:covered-table-cell table:number-columns-repeated="2"/>
          <table:covered-table-cell table:style-name="ce3"/>
          <table:covered-table-cell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2">
            <text:p>N</text:p>
          </table:table-cell>
          <table:table-cell table:style-name="ce2" office:value-type="string" calcext:value-type="string" table:number-columns-spanned="1" table:number-rows-spanned="2">
            <text:p>Secuencial</text:p>
          </table:table-cell>
          <table:table-cell table:style-name="ce2" office:value-type="string" calcext:value-type="string" table:number-columns-spanned="2" table:number-rows-spanned="1">
            <text:p>For</text:p>
          </table:table-cell>
          <table:covered-table-cell/>
          <table:table-cell table:style-name="ce2" office:value-type="string" calcext:value-type="string" table:number-columns-spanned="2" table:number-rows-spanned="2">
            <text:p>Reductión</text:p>
          </table:table-cell>
          <table:covered-table-cell/>
          <table:table-cell table:number-columns-repeated="1018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filas</text:p>
          </table:table-cell>
          <table:table-cell office:value-type="string" calcext:value-type="string">
            <text:p>columnas</text:p>
          </table:table-cell>
          <table:covered-table-cell table:style-name="ce3"/>
          <table:covered-table-cell/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float" office:value="0.000004674" calcext:value-type="float">
            <text:p>0,000004674</text:p>
          </table:table-cell>
          <table:table-cell table:style-name="ce8" office:value-type="float" office:value="0.000004148" calcext:value-type="float">
            <text:p>0,000004148</text:p>
          </table:table-cell>
          <table:table-cell table:style-name="ce8" office:value-type="float" office:value="0.00002358" calcext:value-type="float">
            <text:p>0,00002358</text:p>
          </table:table-cell>
          <table:table-cell table:style-name="ce9" office:value-type="float" office:value="0.013714484" calcext:value-type="float" table:number-columns-spanned="2" table:number-rows-spanned="1">
            <text:p>0,013714484</text:p>
          </table:table-cell>
          <table:covered-table-cell/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04958" calcext:value-type="float">
            <text:p>0,000004958</text:p>
          </table:table-cell>
          <table:table-cell office:value-type="float" office:value="0.000003377" calcext:value-type="float">
            <text:p>0,000003377</text:p>
          </table:table-cell>
          <table:table-cell office:value-type="float" office:value="0.000095496" calcext:value-type="float">
            <text:p>0,000095496</text:p>
          </table:table-cell>
          <table:table-cell table:style-name="ce2" office:value-type="float" office:value="0.026023442" calcext:value-type="float" table:number-columns-spanned="2" table:number-rows-spanned="1">
            <text:p>0,026023442</text:p>
          </table:table-cell>
          <table:covered-table-cell/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005923" calcext:value-type="float">
            <text:p>0,000005923</text:p>
          </table:table-cell>
          <table:table-cell office:value-type="float" office:value="0.000005159" calcext:value-type="float">
            <text:p>0,000005159</text:p>
          </table:table-cell>
          <table:table-cell office:value-type="float" office:value="0.00012382" calcext:value-type="float">
            <text:p>0,00012382</text:p>
          </table:table-cell>
          <table:table-cell table:style-name="ce2" office:value-type="float" office:value="0.032480667" calcext:value-type="float" table:number-columns-spanned="2" table:number-rows-spanned="1">
            <text:p>0,032480667</text:p>
          </table:table-cell>
          <table:covered-table-cell/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008529" calcext:value-type="float">
            <text:p>0,000008529</text:p>
          </table:table-cell>
          <table:table-cell office:value-type="float" office:value="0.000005807" calcext:value-type="float">
            <text:p>0,000005807</text:p>
          </table:table-cell>
          <table:table-cell office:value-type="float" office:value="0.000181512" calcext:value-type="float">
            <text:p>0,000181512</text:p>
          </table:table-cell>
          <table:table-cell table:style-name="ce2" office:value-type="float" office:value="0.026177353" calcext:value-type="float" table:number-columns-spanned="2" table:number-rows-spanned="1">
            <text:p>0,026177353</text:p>
          </table:table-cell>
          <table:covered-table-cell/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 office:value-type="string" calcext:value-type="string">
            <text:p>Nº threads = 2</text:p>
          </table:table-cell>
          <table:table-cell table:style-name="Default" table:number-columns-repeated="3"/>
          <table:table-cell/>
          <table:table-cell office:value-type="string" calcext:value-type="string">
            <text:p>Nº threads = 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2">
            <text:p>N</text:p>
          </table:table-cell>
          <table:table-cell table:style-name="ce2" office:value-type="string" calcext:value-type="string" table:number-columns-spanned="2" table:number-rows-spanned="1">
            <text:p>For</text:p>
          </table:table-cell>
          <table:covered-table-cell/>
          <table:table-cell table:style-name="ce2" office:value-type="string" calcext:value-type="string" table:number-columns-spanned="1" table:number-rows-spanned="2">
            <text:p>Reductión</text:p>
          </table:table-cell>
          <table:table-cell/>
          <table:table-cell table:style-name="ce2" office:value-type="string" calcext:value-type="string" table:number-columns-spanned="1" table:number-rows-spanned="2">
            <text:p>N</text:p>
          </table:table-cell>
          <table:table-cell table:style-name="ce2" office:value-type="string" calcext:value-type="string" table:number-columns-spanned="2" table:number-rows-spanned="1">
            <text:p>For</text:p>
          </table:table-cell>
          <table:covered-table-cell table:style-name="ce3"/>
          <table:table-cell table:style-name="ce2" office:value-type="string" calcext:value-type="string" table:number-columns-spanned="1" table:number-rows-spanned="2">
            <text:p>Reductión</text:p>
          </table:table-cell>
          <table:table-cell table:number-columns-repeated="1015"/>
        </table:table-row>
        <table:table-row table:style-name="ro1">
          <table:covered-table-cell/>
          <table:table-cell table:style-name="ce3" office:value-type="string" calcext:value-type="string">
            <text:p>filas</text:p>
          </table:table-cell>
          <table:table-cell office:value-type="string" calcext:value-type="string">
            <text:p>columnas</text:p>
          </table:table-cell>
          <table:covered-table-cell/>
          <table:table-cell/>
          <table:covered-table-cell table:style-name="ce3"/>
          <table:table-cell table:style-name="ce3" office:value-type="string" calcext:value-type="string">
            <text:p>filas</text:p>
          </table:table-cell>
          <table:table-cell table:style-name="ce3" office:value-type="string" calcext:value-type="string">
            <text:p>columnas</text:p>
          </table:table-cell>
          <table:covered-table-cell table:style-name="ce3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float" office:value="0.000003313" calcext:value-type="float">
            <text:p>0,000003313</text:p>
          </table:table-cell>
          <table:table-cell table:style-name="ce8" office:value-type="float" office:value="0.000021319" calcext:value-type="float">
            <text:p>0,000021319</text:p>
          </table:table-cell>
          <table:table-cell table:style-name="ce8" office:value-type="float" office:value="0.013371524" calcext:value-type="float">
            <text:p>0,013371524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8" office:value-type="float" office:value="0.000003555" calcext:value-type="float">
            <text:p>0,000003555</text:p>
          </table:table-cell>
          <table:table-cell table:style-name="ce8" office:value-type="float" office:value="0.000058225" calcext:value-type="float">
            <text:p>0,000058225</text:p>
          </table:table-cell>
          <table:table-cell table:style-name="ce8" office:value-type="float" office:value="0.00025801" calcext:value-type="float">
            <text:p>0,00025801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0.000003852" calcext:value-type="float">
            <text:p>0,000003852</text:p>
          </table:table-cell>
          <table:table-cell office:value-type="float" office:value="0.000098123" calcext:value-type="float">
            <text:p>0,000098123</text:p>
          </table:table-cell>
          <table:table-cell office:value-type="float" office:value="0.016757168" calcext:value-type="float">
            <text:p>0,016757168</text:p>
          </table:table-cell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00000379" calcext:value-type="float">
            <text:p>0,00000379</text:p>
          </table:table-cell>
          <table:table-cell table:style-name="ce3" office:value-type="float" office:value="0.000093723" calcext:value-type="float">
            <text:p>0,000093723</text:p>
          </table:table-cell>
          <table:table-cell table:style-name="ce3" office:value-type="float" office:value="0.000338269" calcext:value-type="float">
            <text:p>0,000338269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float" office:value="0.000004724" calcext:value-type="float">
            <text:p>0,000004724</text:p>
          </table:table-cell>
          <table:table-cell office:value-type="float" office:value="0.002648034" calcext:value-type="float">
            <text:p>0,002648034</text:p>
          </table:table-cell>
          <table:table-cell office:value-type="float" office:value="0.014397336" calcext:value-type="float">
            <text:p>0,014397336</text:p>
          </table:table-cell>
          <table:table-cell/>
          <table:table-cell table:style-name="ce3" office:value-type="float" office:value="40" calcext:value-type="float">
            <text:p>40</text:p>
          </table:table-cell>
          <table:table-cell table:style-name="ce3" office:value-type="float" office:value="0.000005315" calcext:value-type="float">
            <text:p>0,000005315</text:p>
          </table:table-cell>
          <table:table-cell table:style-name="ce3" office:value-type="float" office:value="0.000194468" calcext:value-type="float">
            <text:p>0,000194468</text:p>
          </table:table-cell>
          <table:table-cell table:style-name="ce3" office:value-type="float" office:value="0.00762003" calcext:value-type="float">
            <text:p>0,00762003</text:p>
          </table:table-cell>
          <table:table-cell table:number-columns-repeated="1015"/>
        </table:table-row>
        <table:table-row table:style-name="ro1">
          <table:table-cell table:style-name="ce4" table:number-columns-repeated="5"/>
          <table:table-cell table:number-columns-repeated="1019"/>
        </table:table-row>
        <table:table-row table:style-name="ro1">
          <table:table-cell table:style-name="Default" office:value-type="string" calcext:value-type="string">
            <text:p>Nº threads = 3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1" table:number-rows-spanned="2">
            <text:p>N</text:p>
          </table:table-cell>
          <table:table-cell table:style-name="ce2" office:value-type="string" calcext:value-type="string" table:number-columns-spanned="2" table:number-rows-spanned="1">
            <text:p>For</text:p>
          </table:table-cell>
          <table:covered-table-cell/>
          <table:table-cell table:style-name="ce2" office:value-type="string" calcext:value-type="string" table:number-columns-spanned="1" table:number-rows-spanned="2">
            <text:p>Reductión</text:p>
          </table:table-cell>
          <table:table-cell table:number-columns-repeated="1020"/>
        </table:table-row>
        <table:table-row table:style-name="ro1">
          <table:covered-table-cell/>
          <table:table-cell table:style-name="ce3" office:value-type="string" calcext:value-type="string">
            <text:p>filas</text:p>
          </table:table-cell>
          <table:table-cell office:value-type="string" calcext:value-type="string">
            <text:p>columnas</text:p>
          </table:table-cell>
          <table:covered-table-cell/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float" office:value="0.000004641" calcext:value-type="float">
            <text:p>0,000004641</text:p>
          </table:table-cell>
          <table:table-cell table:style-name="ce8" office:value-type="float" office:value="0.000022276" calcext:value-type="float">
            <text:p>0,000022276</text:p>
          </table:table-cell>
          <table:table-cell table:style-name="ce8" office:value-type="float" office:value="0.000273013" calcext:value-type="float">
            <text:p>0,000273013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0.000005314" calcext:value-type="float">
            <text:p>0,000005314</text:p>
          </table:table-cell>
          <table:table-cell office:value-type="float" office:value="0.000112322" calcext:value-type="float">
            <text:p>0,000112322</text:p>
          </table:table-cell>
          <table:table-cell office:value-type="float" office:value="0.000345443" calcext:value-type="float">
            <text:p>0,000345443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float" office:value="0.00000472" calcext:value-type="float">
            <text:p>0,00000472</text:p>
          </table:table-cell>
          <table:table-cell office:value-type="float" office:value="0.000191284" calcext:value-type="float">
            <text:p>0,000191284</text:p>
          </table:table-cell>
          <table:table-cell office:value-type="float" office:value="0.000383586" calcext:value-type="float">
            <text:p>0,000383586</text:p>
          </table:table-cell>
          <table:table-cell table:number-columns-repeated="1020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5" table:number-rows-spanned="1">
            <text:p>ATC GRID</text:p>
          </table:table-cell>
          <table:covered-table-cell table:style-name="ce3"/>
          <table:covered-table-cell table:number-columns-repeated="2"/>
          <table:covered-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N</text:p>
          </table:table-cell>
          <table:table-cell table:style-name="ce2" office:value-type="string" calcext:value-type="string" table:number-columns-spanned="1" table:number-rows-spanned="2">
            <text:p>Secuencial</text:p>
          </table:table-cell>
          <table:table-cell table:style-name="ce2" office:value-type="string" calcext:value-type="string" table:number-columns-spanned="2" table:number-rows-spanned="1">
            <text:p>For</text:p>
          </table:table-cell>
          <table:covered-table-cell/>
          <table:table-cell table:style-name="ce2" office:value-type="string" calcext:value-type="string" table:number-columns-spanned="2" table:number-rows-spanned="2">
            <text:p>Reductión</text:p>
          </table:table-cell>
          <table:covered-table-cell/>
          <table:table-cell table:number-columns-repeated="1018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filas</text:p>
          </table:table-cell>
          <table:table-cell office:value-type="string" calcext:value-type="string">
            <text:p>columnas</text:p>
          </table:table-cell>
          <table:covered-table-cell table:style-name="ce3"/>
          <table:covered-table-cell/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float" office:value="0.00000374" calcext:value-type="float">
            <text:p>0,00000374</text:p>
          </table:table-cell>
          <table:table-cell table:style-name="ce8" office:value-type="float" office:value="0.000005335" calcext:value-type="float">
            <text:p>0,000005335</text:p>
          </table:table-cell>
          <table:table-cell table:style-name="ce8" office:value-type="float" office:value="0.00005042" calcext:value-type="float">
            <text:p>0,00005042</text:p>
          </table:table-cell>
          <table:table-cell table:style-name="ce9" office:value-type="float" office:value="0.015991664" calcext:value-type="float" table:number-columns-spanned="2" table:number-rows-spanned="1">
            <text:p>0,015991664</text:p>
          </table:table-cell>
          <table:covered-table-cell/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04152" calcext:value-type="float">
            <text:p>0,000004152</text:p>
          </table:table-cell>
          <table:table-cell office:value-type="float" office:value="0.000010293" calcext:value-type="float">
            <text:p>0,000010293</text:p>
          </table:table-cell>
          <table:table-cell office:value-type="float" office:value="0.003943984" calcext:value-type="float">
            <text:p>0,003943984</text:p>
          </table:table-cell>
          <table:table-cell table:style-name="ce2" office:value-type="float" office:value="0.012520966" calcext:value-type="float" table:number-columns-spanned="2" table:number-rows-spanned="1">
            <text:p>0,012520966</text:p>
          </table:table-cell>
          <table:covered-table-cell/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005145" calcext:value-type="float">
            <text:p>0,000005145</text:p>
          </table:table-cell>
          <table:table-cell office:value-type="float" office:value="0.000016326" calcext:value-type="float">
            <text:p>0,000016326</text:p>
          </table:table-cell>
          <table:table-cell office:value-type="float" office:value="0.002923536" calcext:value-type="float">
            <text:p>0,002923536</text:p>
          </table:table-cell>
          <table:table-cell table:style-name="ce2" office:value-type="float" office:value="0.148351698" calcext:value-type="float" table:number-columns-spanned="2" table:number-rows-spanned="1">
            <text:p>0,148351698</text:p>
          </table:table-cell>
          <table:covered-table-cell/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006877" calcext:value-type="float">
            <text:p>0,000006877</text:p>
          </table:table-cell>
          <table:table-cell office:value-type="float" office:value="0.000010836" calcext:value-type="float">
            <text:p>0,000010836</text:p>
          </table:table-cell>
          <table:table-cell office:value-type="float" office:value="0.006410863" calcext:value-type="float">
            <text:p>0,006410863</text:p>
          </table:table-cell>
          <table:table-cell table:style-name="ce2" office:value-type="float" office:value="0.0031233208" calcext:value-type="float" table:number-columns-spanned="2" table:number-rows-spanned="1">
            <text:p>0,0031233208</text:p>
          </table:table-cell>
          <table:covered-table-cell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/00/0000</text:date>, <text:time style:data-style-name="N2" text:time-value="14:26:00.2501084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10:53:02.586781548</meta:creation-date>
    <dc:date>2016-04-19T15:12:52.437521749</dc:date>
    <meta:editing-duration>PT19M27S</meta:editing-duration>
    <meta:editing-cycles>2</meta:editing-cycles>
    <meta:generator>LibreOffice/4.2.8.2$Linux_X86_64 LibreOffice_project/420m0$Build-2</meta:generator>
    <meta:document-statistic meta:table-count="1" meta:cell-count="10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359"/>
      <style:text-properties fo:font-size="9pt" style:font-size-asian="9pt" style:font-size-complex="9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17cm" svg:y="0.316cm" chart:style-name="ch2">
          <text:p>PC Local</text:p>
        </chart:title>
        <chart:subtitle svg:x="9.107cm" svg:y="0.379cm" chart:style-name="ch3">
          <text:p>8 threads</text:p>
        </chart:subtitle>
        <chart:legend svg:x="13.484cm" svg:y="0.259cm" style:legend-expansion="custom" chartooo:width="2.238cm" chartooo:height="2.092cm" style:legend-expansion-aspect-ratio="1.0697896749522" chart:style-name="ch4"/>
        <chart:plot-area chart:style-name="ch5" table:cell-range-address="Sheet1.C3:Sheet1.C7 Sheet1.B2:Sheet1.B2 Sheet1.B4:Sheet1.B7 Sheet1.D2:Sheet1.E7" chart:data-source-has-labels="row" svg:x="0.138cm" svg:y="1.119cm" svg:width="14.708cm" svg:height="7.513cm" dr3d:transform="matrix (0.988129677920112 -0.0293380758974232 -0.150794618326163 0.0353758735928588 0.998669740727453 0.0375139510436411 0.149493435243953 -0.0424031397186536 0.987853069317984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77cm" svg:y="1.119cm" svg:width="11.607cm" svg:height="6.86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4.551cm" svg:y="8.438cm" chart:style-name="ch7">
              <text:p>Tamaño del vector</text:p>
            </chart:title>
            <chart:grid chart:style-name="ch8" chart:class="major"/>
          </chart:axis>
          <chart:axis chart:dimension="y" chart:name="primary-y" chart:style-name="ch9">
            <chart:title svg:x="0.197cm" svg:y="1.483cm" chart:style-name="ch10">
              <text:p>Tiempo</text:p>
            </chart:title>
            <chart:grid chart:style-name="ch8" chart:class="major"/>
          </chart:axis>
          <chart:axis chart:dimension="z" chart:name="primary-z" chart:style-name="ch6">
            <chart:title svg:x="14.455cm" svg:y="6.92cm" chart:style-name="ch7">
              <text:p>Tipo</text:p>
            </chart:title>
          </chart:axis>
          <chart:series chart:style-name="ch11" chart:values-cell-range-address="Sheet1.C4:Sheet1.C7" chart:label-cell-address="Sheet1.C3:Sheet1.C3" chart:class="chart:bar">
            <chart:data-point chart:repeated="4"/>
          </chart:series>
          <chart:series chart:style-name="ch12" chart:values-cell-range-address="Sheet1.B4:Sheet1.B7" chart:label-cell-address="Sheet1.B2:Sheet1.B2" chart:class="chart:bar">
            <chart:data-point chart:repeated="4"/>
          </chart:series>
          <chart:series chart:style-name="ch13" chart:values-cell-range-address="Sheet1.D4:Sheet1.D7" chart:label-cell-address="Sheet1.D2:Sheet1.D3" chart:class="chart:bar">
            <chart:data-point chart:repeated="4"/>
          </chart:series>
          <chart:series chart:style-name="ch14" chart:values-cell-range-address="Sheet1.E4:Sheet1.E7" chart:label-cell-address="Sheet1.E2:Sheet1.E3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as</text:p>
                <draw:g>
                  <svg:desc>Sheet1.C3:Sheet1.C3</svg:desc>
                </draw:g>
              </table:table-cell>
              <table:table-cell office:value-type="string">
                <text:p>Secuencial</text:p>
                <draw:g>
                  <svg:desc>Sheet1.B2:Sheet1.B2</svg:desc>
                </draw:g>
              </table:table-cell>
              <table:table-cell office:value-type="string">
                <text:p>columnas</text:p>
                <text:list>
                  <text:list-item>
                    <text:p/>
                  </text:list-item>
                  <text:list-item>
                    <text:p>columnas</text:p>
                  </text:list-item>
                </text:list>
                <draw:g>
                  <svg:desc>Sheet1.D2:Sheet1.D3</svg:desc>
                </draw:g>
              </table:table-cell>
              <table:table-cell office:value-type="string">
                <text:p>Reductión</text:p>
                <text:list>
                  <text:list-item>
                    <text:p>Reductión</text:p>
                  </text:list-item>
                  <text:list-item>
                    <text:p/>
                  </text:list-item>
                </text:list>
                <draw:g>
                  <svg:desc>Sheet1.E2:Sheet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4148">
                <text:p>0.000004148</text:p>
                <draw:g>
                  <svg:desc>Sheet1.C4:Sheet1.C7</svg:desc>
                </draw:g>
              </table:table-cell>
              <table:table-cell office:value-type="float" office:value="0.000004674">
                <text:p>0.000004674</text:p>
                <draw:g>
                  <svg:desc>Sheet1.B4:Sheet1.B7</svg:desc>
                </draw:g>
              </table:table-cell>
              <table:table-cell office:value-type="float" office:value="0.00002358">
                <text:p>0.00002358</text:p>
                <draw:g>
                  <svg:desc>Sheet1.D4:Sheet1.D7</svg:desc>
                </draw:g>
              </table:table-cell>
              <table:table-cell office:value-type="float" office:value="0.013714484">
                <text:p>0.013714484</text:p>
                <draw:g>
                  <svg:desc>Sheet1.E4:Sheet1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3377">
                <text:p>0.000003377</text:p>
              </table:table-cell>
              <table:table-cell office:value-type="float" office:value="0.000004958">
                <text:p>0.000004958</text:p>
              </table:table-cell>
              <table:table-cell office:value-type="float" office:value="0.000095496">
                <text:p>0.000095496</text:p>
              </table:table-cell>
              <table:table-cell office:value-type="float" office:value="0.026023442">
                <text:p>0.0260234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5159">
                <text:p>0.000005159</text:p>
              </table:table-cell>
              <table:table-cell office:value-type="float" office:value="0.000005923">
                <text:p>0.000005923</text:p>
              </table:table-cell>
              <table:table-cell office:value-type="float" office:value="0.00012382">
                <text:p>0.00012382</text:p>
              </table:table-cell>
              <table:table-cell office:value-type="float" office:value="0.032480667">
                <text:p>0.032480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5807">
                <text:p>0.000005807</text:p>
              </table:table-cell>
              <table:table-cell office:value-type="float" office:value="0.000008529">
                <text:p>0.000008529</text:p>
              </table:table-cell>
              <table:table-cell office:value-type="float" office:value="0.000181512">
                <text:p>0.000181512</text:p>
              </table:table-cell>
              <table:table-cell office:value-type="float" office:value="0.026177353">
                <text:p>0.0261773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359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1" chart:style-name="ch1">
        <chart:title svg:x="7.017cm" svg:y="0.316cm" chart:style-name="ch2">
          <text:p>PC Local</text:p>
        </chart:title>
        <chart:legend svg:x="13.484cm" svg:y="0.259cm" style:legend-expansion="custom" chartooo:width="2.238cm" chartooo:height="2.092cm" style:legend-expansion-aspect-ratio="1.0697896749522" chart:style-name="ch3"/>
        <chart:plot-area chart:style-name="ch4" table:cell-range-address="Sheet1.B25:Sheet1.C25 Sheet1.B27:Sheet1.E30 Sheet1.D26:Sheet1.D26 Sheet1.E25:Sheet1.E25" chart:data-source-has-labels="row" svg:x="0.122cm" svg:y="1.119cm" svg:width="14.435cm" svg:height="7.514cm" dr3d:transform="matrix (0.996296047642607 0.0164218919968656 0.0844067942464586 -0.0299222555950006 0.986457296628712 0.161265807126248 -0.0806154084020429 -0.163194127931173 0.98329488584908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77cm" svg:y="1.119cm" svg:width="11.607cm" svg:height="6.86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>
            <chart:title svg:x="4.551cm" svg:y="8.438cm" chart:style-name="ch6">
              <text:p>Tamaño del vector</text:p>
            </chart:title>
          </chart:axis>
          <chart:axis chart:dimension="y" chart:name="primary-y" chart:style-name="ch7">
            <chart:title svg:x="0.199cm" svg:y="1.483cm" chart:style-name="ch8">
              <text:p>Tiempo</text:p>
            </chart:title>
            <chart:grid chart:style-name="ch9" chart:class="major"/>
          </chart:axis>
          <chart:axis chart:dimension="z" chart:name="primary-z" chart:style-name="ch5">
            <chart:title svg:x="13.086cm" svg:y="7.122cm" chart:style-name="ch6">
              <text:p>Tipo</text:p>
            </chart:title>
          </chart:axis>
          <chart:series chart:style-name="ch10" chart:values-cell-range-address="Sheet1.C27:Sheet1.C30" chart:label-cell-address="Sheet1.C25:Sheet1.C25" chart:class="chart:bar">
            <chart:data-point chart:repeated="4"/>
          </chart:series>
          <chart:series chart:style-name="ch11" chart:values-cell-range-address="Sheet1.B27:Sheet1.B30" chart:label-cell-address="Sheet1.B25:Sheet1.B25" chart:class="chart:bar">
            <chart:data-point chart:repeated="4"/>
          </chart:series>
          <chart:series chart:style-name="ch12" chart:values-cell-range-address="Sheet1.D27:Sheet1.D30" chart:label-cell-address="Sheet1.D26:Sheet1.D26" chart:class="chart:bar">
            <chart:data-point chart:repeated="4"/>
          </chart:series>
          <chart:series chart:style-name="ch13" chart:values-cell-range-address="Sheet1.E27:Sheet1.E30" chart:label-cell-address="Sheet1.E25:Sheet1.E25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</text:p>
                <draw:g>
                  <svg:desc>Sheet1.C25:Sheet1.C25</svg:desc>
                </draw:g>
              </table:table-cell>
              <table:table-cell office:value-type="string">
                <text:p>Secuencial</text:p>
                <draw:g>
                  <svg:desc>Sheet1.B25:Sheet1.B25</svg:desc>
                </draw:g>
              </table:table-cell>
              <table:table-cell office:value-type="string">
                <text:p>columnas</text:p>
                <draw:g>
                  <svg:desc>Sheet1.D26:Sheet1.D26</svg:desc>
                </draw:g>
              </table:table-cell>
              <table:table-cell office:value-type="string">
                <text:p>Reductión</text:p>
                <draw:g>
                  <svg:desc>Sheet1.E25:Sheet1.E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5335">
                <text:p>0.000005335</text:p>
                <draw:g>
                  <svg:desc>Sheet1.C27:Sheet1.C30</svg:desc>
                </draw:g>
              </table:table-cell>
              <table:table-cell office:value-type="float" office:value="0.00000374">
                <text:p>0.00000374</text:p>
                <draw:g>
                  <svg:desc>Sheet1.B27:Sheet1.B30</svg:desc>
                </draw:g>
              </table:table-cell>
              <table:table-cell office:value-type="float" office:value="0.00005042">
                <text:p>0.00005042</text:p>
                <draw:g>
                  <svg:desc>Sheet1.D27:Sheet1.D30</svg:desc>
                </draw:g>
              </table:table-cell>
              <table:table-cell office:value-type="float" office:value="0.015991664">
                <text:p>0.015991664</text:p>
                <draw:g>
                  <svg:desc>Sheet1.E27:Sheet1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10293">
                <text:p>0.000010293</text:p>
              </table:table-cell>
              <table:table-cell office:value-type="float" office:value="0.000004152">
                <text:p>0.000004152</text:p>
              </table:table-cell>
              <table:table-cell office:value-type="float" office:value="0.003943984">
                <text:p>0.003943984</text:p>
              </table:table-cell>
              <table:table-cell office:value-type="float" office:value="0.012520966">
                <text:p>0.0125209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16326">
                <text:p>0.000016326</text:p>
              </table:table-cell>
              <table:table-cell office:value-type="float" office:value="0.000005145">
                <text:p>0.000005145</text:p>
              </table:table-cell>
              <table:table-cell office:value-type="float" office:value="0.002923536">
                <text:p>0.002923536</text:p>
              </table:table-cell>
              <table:table-cell office:value-type="float" office:value="0.148351698">
                <text:p>0.1483516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10836">
                <text:p>0.000010836</text:p>
              </table:table-cell>
              <table:table-cell office:value-type="float" office:value="0.000006877">
                <text:p>0.000006877</text:p>
              </table:table-cell>
              <table:table-cell office:value-type="float" office:value="0.006410863">
                <text:p>0.006410863</text:p>
              </table:table-cell>
              <table:table-cell office:value-type="float" office:value="0.0031233208">
                <text:p>0.00312332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